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001cm" svg:y="3.2cm" presentation:class="title" presentation:user-transformed="true">
          <draw:text-box>
            <text:p>Derived Categories and Localization</text:p>
          </draw:text-box>
        </draw:frame>
        <draw:frame draw:style-name="gr1" draw:text-style-name="P2" draw:layer="layout" svg:width="5.2cm" svg:height="1.673cm" svg:x="10.6cm" svg:y="8.4cm">
          <draw:text-box>
            <text:p text:style-name="P1">Sascha Roggatz</text:p>
            <text:p text:style-name="P1">07.01.2021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1">Inhaltsübersicht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3">
              <text:list-header>
                <text:p text:style-name="P5"><text:span text:style-name="T2"/></text:p>
                <text:p text:style-name="P5"><text:span text:style-name="T2"/></text:p>
              </text:list-header>
              <text:list-item>
                <text:p text:style-name="P5"><text:span text:style-name="T2">Was ist eine abelsche Kategorie?</text:span></text:p>
              </text:list-item>
              <text:list-item>
                <text:p text:style-name="P5"><text:span text:style-name="T2">Was sind abgeleitete Kategorien?</text:span></text:p>
              </text:list-item>
              <text:list-item>
                <text:p text:style-name="P5"><text:span text:style-name="T2">Wie kann deren Struktur studiert werden?</text:span></text:p>
              </text:list-item>
              <text:list-item>
                <text:p text:style-name="P5"><text:span text:style-name="T2">Über die Äquivalenz von Kategorien</text:span></text:p>
              </text:list-item>
              <text:list-item>
                <text:p text:style-name="P5"><text:span text:style-name="T2">Was ist eine Lokalisierung?</text:span></text:p>
              </text:list-item>
              <text:list-item>
                <text:p text:style-name="P5"><text:span text:style-name="T2">Über Unterkategorien und volltreue Funktor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draw:frame presentation:style-name="pr4" draw:text-style-name="P4" draw:layer="layout" svg:width="25.199cm" svg:height="2.629cm" svg:x="1.4cm" svg:y="0.628cm" presentation:class="title">
          <draw:text-box>
            <text:p text:style-name="P4"><text:span text:style-name="T1">Was ist eine abelsche Kategorie?</text:span></text:p>
          </draw:text-box>
        </draw:frame>
        <draw:frame presentation:style-name="pr5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1">Was sind abgeleitete Kategorien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1">Wie kann deren Struktur studiert werden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1">Über die Äquivalenz von Kategori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1">Was ist eine Lokalisierung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1">Über Unterkategorien und volltreue Funktor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9:11:12.629338319</meta:creation-date>
    <meta:generator>LibreOffice/6.4.6.2$Linux_X86_64 LibreOffice_project/40$Build-2</meta:generator>
    <dc:date>2021-01-03T19:29:03.385204657</dc:date>
    <meta:editing-duration>PT7M16S</meta:editing-duration>
    <meta:editing-cycles>8</meta:editing-cycles>
    <meta:document-statistic meta:object-count="48"/>
  </office:meta>
</office:document-meta>
</file>